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33.866665mm" fo:page-width="33.866665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solid" svg:stroke-color="#000000" draw:stroke-linejoin="round" svg:stroke-opacity="100.0%" svg:stroke-width="0.7736153mm"/>
    </style:style>
    <style:style style:family="graphic" style:name="style-3">
      <style:graphic-properties draw:fill="solid" draw:fill-color="#ffcc00" draw:opacity="100.0%" draw:stroke="solid" svg:stroke-color="#000000" draw:stroke-linejoin="round" svg:stroke-opacity="100.0%" svg:stroke-width="0.7736153mm"/>
    </style:style>
    <style:style style:family="graphic" style:name="style-4">
      <style:graphic-properties draw:fill="solid" draw:fill-color="#ffcc00" draw:opacity="100.0%" draw:stroke="solid" svg:stroke-color="#000000" draw:stroke-linejoin="round" svg:stroke-opacity="100.0%" svg:stroke-width="0.7937499mm"/>
    </style:style>
    <style:style style:family="graphic" style:name="style-5">
      <style:graphic-properties draw:fill="solid" draw:fill-color="#ffcc00" draw:opacity="100.0%" draw:stroke="solid" svg:stroke-color="#000000" draw:stroke-linejoin="round" svg:stroke-opacity="100.0%" svg:stroke-width="0.7736153mm"/>
    </style:style>
    <style:style style:family="graphic" style:name="style-6">
      <style:graphic-properties draw:fill="solid" draw:fill-color="#ffcc00" draw:opacity="100.0%" draw:stroke="solid" svg:stroke-color="#000000" draw:stroke-linejoin="round" svg:stroke-opacity="100.0%" svg:stroke-width="0.8735296mm"/>
    </style:style>
  </office:automatic-styles>
  <office:body>
    <office:drawing>
      <draw:page draw:master-page-name="Default" draw:name="page1" draw:style-name="DP1">
        <draw:g draw:id="svg2">
          <draw:g draw:id="layer1">
            <draw:g draw:id="g3224">
              <draw:path svg:d="M 1384.3821 0.0032297769 C 662.27747 -1.6714095 2.9758356 625.9841 0.28078872 1353.5123 C 8.106134 1435.6964 -32.747314 1633.3651 97.019066 1599.0786 C 118.96116 1792.082 174.95197 2014.5104 336.7977 2134.033 C 436.1214 2054.6814 491.03204 2225.2192 584.84454 2259.7102 C 732.7421 2337.7449 895.42737 2491.6226 1072.67 2438.304 C 1222.2798 2309.737 1054.2058 2109.2227 1054.48 1953.7856 C 1093.2234 1910.3024 1157.2546 1849.2241 1121.4526 1742.119 C 1133.1091 1670.3542 1107.1396 1504.3704 1223.1519 1563.5253 C 1364.2153 1333.126 1607.0841 1148.8002 1880.4758 1133.5774 C 1918.573 1055.0146 1978.0356 1066.6483 2054.1086 1098.024 C 2115.1218 1121.8856 2198.231 1167.6282 2237.6633 1094.7167 C 2381.1768 1109.5809 2515.014 1321.598 2656.0356 1191.455 C 2772.719 996.58966 2613.4849 759.7275 2486.5369 610.1985 C 2430.6902 557.02344 2450.788 462.5541 2374.089 412.58783 C 2200.8584 217.03455 1946.211 95.03941 1682.8651 89.3001 C 1626.9331 -25.203564 1488.6062 6.060676 1384.3821 0.0032297769 z" svg:height="24.492947mm" draw:style-name="style-2" svg:viewBox="0.0 0.0 2696.6445 2449.2947" svg:width="26.966446mm" svg:x="3.4781165mm" svg:y="5.117501mm"/>
              <draw:path svg:d="M 1067.2137 0.0 C 394.57962 0.0 0.0 383.36322 0.0 1034.2351 C 0.0 1685.107 257.07953 1913.3287 665.08636 2106.9707 C 868.8148 2203.6614 898.80145 2107.5344 851.2963 1946.287 C 796.1464 1759.0916 782.1472 1774.1455 782.1472 1448.9224 C 782.1472 1043.3423 1122.6436 714.4089 1541.7843 714.4089 C 1877.971 714.4089 2147.692 806.26855 2249.9827 886.5754 C 2374.1233 984.03546 2489.537 898.6499 2405.4165 663.52374 C 2252.9517 237.36841 1739.8479 0.0 1067.2137 0.0 z" svg:height="21.456512mm" draw:style-name="style-3" svg:viewBox="0.0 0.0 2434.1438 2145.6511" svg:width="24.341436mm" svg:x="5.5841794mm" svg:y="7.675476mm"/>
              <draw:path svg:d="M 0.0 0.029774506 C 146.70454 203.91797 233.99088 456.32648 233.99088 729.28754 C 233.99088 776.172 231.55017 822.54834 226.54947 868.1938 C 329.65244 875.57416 426.68643 903.46246 514.2838 946.74194 C 621.7383 819.71704 730.1288 565.85834 744.63293 390.29935 C 580.2726 154.31607 298.87488 -2.482588 0.0 0.029774506 z" svg:height="9.46742mm" draw:style-name="style-4" svg:viewBox="0.0 0.0 744.63293 946.74194" svg:width="7.446329mm" svg:x="20.050455mm" svg:y="6.5393705mm"/>
              <draw:path svg:d="M 526.02344 0.0 C 342.16922 0.0 155.61407 62.819965 0.0 139.56592 C 12.313322 389.9221 76.74333 549.50134 194.14229 694.1937 C 331.8925 590.37897 559.4815 459.71353 745.13153 459.71353 C 810.5266 459.71353 874.2963 467.60385 935.3008 482.03775 C 927.95325 441.01392 923.7253 398.56497 923.7253 355.53384 C 923.7253 261.8929 941.95996 172.46362 974.9883 90.123695 C 836.359 32.07572 684.85 0.0 526.02344 0.0 z" svg:height="6.941937mm" draw:style-name="style-5" svg:viewBox="0.0 0.0 974.9883 694.1937" svg:width="9.749883mm" svg:x="4.9262233mm" svg:y="18.983353mm"/>
              <draw:path svg:d="M 1368.5298 0.0 C 612.7731 0.0 0.0 599.013 0.0 1337.5927 C 0.0 1394.6604 3.8190093 1450.7294 10.919068 1505.9294 C 188.92075 1397.2047 396.87317 1333.9528 618.74976 1333.9528 C 809.6447 1333.9528 990.1067 1380.1022 1150.1471 1462.2524 C 1282.415 1223.2708 1531.319 1054.7296 1821.6731 1028.2172 C 1832.9983 960.33136 1838.9617 890.1297 1838.9617 818.93494 C 1838.9617 509.9632 1727.4984 227.66212 1544.1453 11.829058 C 1486.6112 4.6218104 1428.0574 0.0 1368.5298 0.0 z" svg:height="15.059295mm" draw:style-name="style-6" svg:viewBox="0.0 0.0 1838.9617 1505.9294" svg:width="18.389616mm" svg:x="4.0004945mm" svg:y="5.64196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33.866665mm" fo:page-width="33.866665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